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17">
            <text:p>GrA-53517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40.0">
            <text:p>79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">
            <text:p>-1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5">
            <text:p>CAR-655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440.0">
            <text:p>54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2">
            <text:p>-6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134">
            <text:p>Q-134</text:p>
          </table:table-cell>
          <table:table-cell office:value-type="float" office:value="51.23">
            <text:p>51.23</text:p>
          </table:table-cell>
          <table:table-cell office:value-type="float" office:value="-2.97">
            <text:p>-2.97</text:p>
          </table:table-cell>
          <table:table-cell office:value-type="float" office:value="6262.0">
            <text:p>6262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78">
            <text:p>-10.7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4">
            <text:p>Beta-288884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40.0">
            <text:p>81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15">
            <text:p>-18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5">
            <text:p>Beta-288885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80.0">
            <text:p>79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37">
            <text:p>-18.3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6">
            <text:p>Beta-288886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7820.0">
            <text:p>78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85">
            <text:p>-1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7">
            <text:p>Beta-288887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8540.0">
            <text:p>85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09">
            <text:p>-17.0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3">
            <text:p>GrA-53523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40.0">
            <text:p>79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">
            <text:p>-17.3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8">
            <text:p>Beta-288888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7760.0">
            <text:p>77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89">
            <text:p>-14.8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90">
            <text:p>Beta-288890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00.0">
            <text:p>79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">
            <text:p>-1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91">
            <text:p>Beta-288891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20.0">
            <text:p>79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">
            <text:p>-17.3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92">
            <text:p>Beta-288892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50.0">
            <text:p>79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9">
            <text:p>-19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9589">
            <text:p>Beta-289589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8220.0">
            <text:p>8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09">
            <text:p>-17.0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9590">
            <text:p>Beta-289590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8340.0">
            <text:p>83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89">
            <text:p>-14.8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9591">
            <text:p>Beta-289591</text:p>
          </table:table-cell>
          <table:table-cell office:value-type="float" office:value="51.23">
            <text:p>51.23</text:p>
          </table:table-cell>
          <table:table-cell office:value-type="float" office:value="-3.17">
            <text:p>-3.17</text:p>
          </table:table-cell>
          <table:table-cell office:value-type="float" office:value="8130.0">
            <text:p>81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23">
            <text:p>-19.2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9">
            <text:p>Beta-288889</text:p>
          </table:table-cell>
          <table:table-cell office:value-type="float" office:value="51.23">
            <text:p>51.23</text:p>
          </table:table-cell>
          <table:table-cell office:value-type="float" office:value="-3.17">
            <text:p>-3.17</text:p>
          </table:table-cell>
          <table:table-cell office:value-type="float" office:value="7900.0">
            <text:p>79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23">
            <text:p>-19.2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300">
            <text:p>WK-5300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4790.0">
            <text:p>47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9">
            <text:p>-5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4">
            <text:p>CAR-654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090.0">
            <text:p>509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8">
            <text:p>-6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44">
            <text:p>CAR-644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3130.0">
            <text:p>313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3">
            <text:p>-4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2">
            <text:p>Beta-189682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4650.0">
            <text:p>46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">
            <text:p>-5.2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4021">
            <text:p>Beta-144021</text:p>
          </table:table-cell>
          <table:table-cell office:value-type="float" office:value="51.55">
            <text:p>51.55</text:p>
          </table:table-cell>
          <table:table-cell office:value-type="float" office:value="-2.83">
            <text:p>-2.83</text:p>
          </table:table-cell>
          <table:table-cell office:value-type="float" office:value="2940.0">
            <text:p>29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81686">
            <text:p>Beta-81686</text:p>
          </table:table-cell>
          <table:table-cell office:value-type="float" office:value="51.83">
            <text:p>51.83</text:p>
          </table:table-cell>
          <table:table-cell office:value-type="float" office:value="-2.33">
            <text:p>-2.33</text:p>
          </table:table-cell>
          <table:table-cell office:value-type="float" office:value="2360.0">
            <text:p>2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3">
            <text:p>-2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wlettBimie1996,ShennanEtal2018">
            <text:p>HewlettBimie1996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1">
            <text:p>Beta-189681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3470.0">
            <text:p>34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7">
            <text:p>-5.17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4020">
            <text:p>Beta-144020</text:p>
          </table:table-cell>
          <table:table-cell office:value-type="float" office:value="51.54">
            <text:p>51.54</text:p>
          </table:table-cell>
          <table:table-cell office:value-type="float" office:value="-2.84">
            <text:p>-2.84</text:p>
          </table:table-cell>
          <table:table-cell office:value-type="float" office:value="3370.0">
            <text:p>33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1">
            <text:p>-3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627">
            <text:p>GrA-53627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525.0">
            <text:p>85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5">
            <text:p>-17.3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45">
            <text:p>CAR-645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3440.0">
            <text:p>3440.0</text:p>
          </table:table-cell>
          <table:table-cell office:value-type="float" office:value="70.0">
            <text:p>70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2">
            <text:p>-4.8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5">
            <text:p>Beta-142355</text:p>
          </table:table-cell>
          <table:table-cell office:value-type="float" office:value="51.29">
            <text:p>51.29</text:p>
          </table:table-cell>
          <table:table-cell office:value-type="float" office:value="-2.98">
            <text:p>-2.98</text:p>
          </table:table-cell>
          <table:table-cell office:value-type="float" office:value="5210.0">
            <text:p>52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1">
            <text:p>-6.6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4">
            <text:p>Beta-142354</text:p>
          </table:table-cell>
          <table:table-cell office:value-type="float" office:value="51.29">
            <text:p>51.29</text:p>
          </table:table-cell>
          <table:table-cell office:value-type="float" office:value="-2.98">
            <text:p>-2.98</text:p>
          </table:table-cell>
          <table:table-cell office:value-type="float" office:value="3500.0">
            <text:p>3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9">
            <text:p>-5.2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423">
            <text:p>Q-423</text:p>
          </table:table-cell>
          <table:table-cell office:value-type="float" office:value="51.15">
            <text:p>51.15</text:p>
          </table:table-cell>
          <table:table-cell office:value-type="float" office:value="-2.81">
            <text:p>-2.81</text:p>
          </table:table-cell>
          <table:table-cell office:value-type="float" office:value="5510.0">
            <text:p>551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8">
            <text:p>-5.8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120">
            <text:p>Q-120</text:p>
          </table:table-cell>
          <table:table-cell office:value-type="float" office:value="51.21">
            <text:p>51.21</text:p>
          </table:table-cell>
          <table:table-cell office:value-type="float" office:value="-2.86">
            <text:p>-2.86</text:p>
          </table:table-cell>
          <table:table-cell office:value-type="float" office:value="5412.0">
            <text:p>5412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7">
            <text:p>-6.1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126">
            <text:p>Q-126</text:p>
          </table:table-cell>
          <table:table-cell office:value-type="float" office:value="51.21">
            <text:p>51.21</text:p>
          </table:table-cell>
          <table:table-cell office:value-type="float" office:value="-2.86">
            <text:p>-2.86</text:p>
          </table:table-cell>
          <table:table-cell office:value-type="float" office:value="5620.0">
            <text:p>562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7">
            <text:p>-6.1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0">
            <text:p>GrA-53520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05.0">
            <text:p>790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15">
            <text:p>-18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1">
            <text:p>GrA-53521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8065.0">
            <text:p>806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">
            <text:p>-17.3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19">
            <text:p>GrA-53519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040.0">
            <text:p>80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15">
            <text:p>-18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3">
            <text:p>Beta-189683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4900.0">
            <text:p>49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1">
            <text:p>-5.31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01742">
            <text:p>Beta-101742</text:p>
          </table:table-cell>
          <table:table-cell office:value-type="float" office:value="51.25">
            <text:p>51.25</text:p>
          </table:table-cell>
          <table:table-cell office:value-type="float" office:value="-2.77">
            <text:p>-2.77</text:p>
          </table:table-cell>
          <table:table-cell office:value-type="float" office:value="3250.0">
            <text:p>32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slettEtal1998,ShennanEtal2018">
            <text:p>HaslettEtal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U-3247">
            <text:p>GU-3247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560.0">
            <text:p>25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usleyEtal2007,ShennanEtal2018">
            <text:p>Housley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713">
            <text:p>I-3713</text:p>
          </table:table-cell>
          <table:table-cell office:value-type="float" office:value="51.22">
            <text:p>51.22</text:p>
          </table:table-cell>
          <table:table-cell office:value-type="float" office:value="-2.99">
            <text:p>-2.99</text:p>
          </table:table-cell>
          <table:table-cell office:value-type="float" office:value="7320.0">
            <text:p>732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22">
            <text:p>-14.22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0">
            <text:p>Beta-142350</text:p>
          </table:table-cell>
          <table:table-cell office:value-type="float" office:value="51.29">
            <text:p>51.29</text:p>
          </table:table-cell>
          <table:table-cell office:value-type="float" office:value="-2.92">
            <text:p>-2.92</text:p>
          </table:table-cell>
          <table:table-cell office:value-type="float" office:value="3600.0">
            <text:p>36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7">
            <text:p>-4.8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1">
            <text:p>Beta-142351</text:p>
          </table:table-cell>
          <table:table-cell office:value-type="float" office:value="51.29">
            <text:p>51.29</text:p>
          </table:table-cell>
          <table:table-cell office:value-type="float" office:value="-2.92">
            <text:p>-2.92</text:p>
          </table:table-cell>
          <table:table-cell office:value-type="float" office:value="4640.0">
            <text:p>46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">
            <text:p>-6.0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9">
            <text:p>CAR-659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959.0">
            <text:p>5959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2">
            <text:p>-6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2">
            <text:p>Beta-142352</text:p>
          </table:table-cell>
          <table:table-cell office:value-type="float" office:value="51.27">
            <text:p>51.27</text:p>
          </table:table-cell>
          <table:table-cell office:value-type="float" office:value="-2.89">
            <text:p>-2.89</text:p>
          </table:table-cell>
          <table:table-cell office:value-type="float" office:value="3190.0">
            <text:p>31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776">
            <text:p>CAR-776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480.0">
            <text:p>548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3">
            <text:p>-5.0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402">
            <text:p>I-4402</text:p>
          </table:table-cell>
          <table:table-cell office:value-type="float" office:value="51.22">
            <text:p>51.22</text:p>
          </table:table-cell>
          <table:table-cell office:value-type="float" office:value="-2.96">
            <text:p>-2.96</text:p>
          </table:table-cell>
          <table:table-cell office:value-type="float" office:value="8480.0">
            <text:p>848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3.05">
            <text:p>-23.0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NPL-146">
            <text:p>NPL-146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3460.0">
            <text:p>346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7">
            <text:p>-5.1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6">
            <text:p>GrA-53526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605.0">
            <text:p>860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19">
            <text:p>-16.1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5">
            <text:p>GrA-53525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10.0">
            <text:p>81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19">
            <text:p>-16.1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397">
            <text:p>I-3397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5330.0">
            <text:p>533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8">
            <text:p>-6.88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778">
            <text:p>CAR-778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660.0">
            <text:p>566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6">
            <text:p>-5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396">
            <text:p>I-3396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5250.0">
            <text:p>525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7">
            <text:p>-4.9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2458">
            <text:p>Q-2458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860.0">
            <text:p>28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ousley1988,ShennanEtal2018">
            <text:p>Housley198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3">
            <text:p>Beta-142353</text:p>
          </table:table-cell>
          <table:table-cell office:value-type="float" office:value="51.27">
            <text:p>51.27</text:p>
          </table:table-cell>
          <table:table-cell office:value-type="float" office:value="-2.89">
            <text:p>-2.89</text:p>
          </table:table-cell>
          <table:table-cell office:value-type="float" office:value="5370.0">
            <text:p>53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6">
            <text:p>-6.0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01741">
            <text:p>Beta-101741</text:p>
          </table:table-cell>
          <table:table-cell office:value-type="float" office:value="51.25">
            <text:p>51.25</text:p>
          </table:table-cell>
          <table:table-cell office:value-type="float" office:value="-2.78">
            <text:p>-2.78</text:p>
          </table:table-cell>
          <table:table-cell office:value-type="float" office:value="3380.0">
            <text:p>33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slettEtal1998,ShennanEtal2018">
            <text:p>HaslettEtal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403">
            <text:p>I-4403</text:p>
          </table:table-cell>
          <table:table-cell office:value-type="float" office:value="51.22">
            <text:p>51.22</text:p>
          </table:table-cell>
          <table:table-cell office:value-type="float" office:value="-2.96">
            <text:p>-2.96</text:p>
          </table:table-cell>
          <table:table-cell office:value-type="float" office:value="8360.0">
            <text:p>836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7.07">
            <text:p>-27.07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844">
            <text:p>I-4844</text:p>
          </table:table-cell>
          <table:table-cell office:value-type="float" office:value="51.4">
            <text:p>51.4</text:p>
          </table:table-cell>
          <table:table-cell office:value-type="float" office:value="-2.86">
            <text:p>-2.86</text:p>
          </table:table-cell>
          <table:table-cell office:value-type="float" office:value="5600.0">
            <text:p>56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5">
            <text:p>-6.15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U-3246">
            <text:p>GU-3246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590.0">
            <text:p>25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usleyEtal2007,ShennanEtal2018">
            <text:p>Housley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28">
            <text:p>IGS-28</text:p>
          </table:table-cell>
          <table:table-cell office:value-type="float" office:value="51.55">
            <text:p>51.55</text:p>
          </table:table-cell>
          <table:table-cell office:value-type="float" office:value="-2.65">
            <text:p>-2.65</text:p>
          </table:table-cell>
          <table:table-cell office:value-type="float" office:value="3905.0">
            <text:p>390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27">
            <text:p>IGS-27</text:p>
          </table:table-cell>
          <table:table-cell office:value-type="float" office:value="51.55">
            <text:p>51.55</text:p>
          </table:table-cell>
          <table:table-cell office:value-type="float" office:value="-2.65">
            <text:p>-2.65</text:p>
          </table:table-cell>
          <table:table-cell office:value-type="float" office:value="3110.0">
            <text:p>31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4">
            <text:p>-2.74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01740">
            <text:p>Beta-101740</text:p>
          </table:table-cell>
          <table:table-cell office:value-type="float" office:value="51.25">
            <text:p>51.25</text:p>
          </table:table-cell>
          <table:table-cell office:value-type="float" office:value="-2.77">
            <text:p>-2.77</text:p>
          </table:table-cell>
          <table:table-cell office:value-type="float" office:value="3370.0">
            <text:p>33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slettEtal1998,ShennanEtal2018">
            <text:p>HaslettEtal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691">
            <text:p>Q-691</text:p>
          </table:table-cell>
          <table:table-cell office:value-type="float" office:value="51.59">
            <text:p>51.59</text:p>
          </table:table-cell>
          <table:table-cell office:value-type="float" office:value="-2.91">
            <text:p>-2.91</text:p>
          </table:table-cell>
          <table:table-cell office:value-type="float" office:value="2660.0">
            <text:p>266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1">
            <text:p>-3.11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28779">
            <text:p>Beta-128779</text:p>
          </table:table-cell>
          <table:table-cell office:value-type="float" office:value="51.55">
            <text:p>51.55</text:p>
          </table:table-cell>
          <table:table-cell office:value-type="float" office:value="-2.83">
            <text:p>-2.83</text:p>
          </table:table-cell>
          <table:table-cell office:value-type="float" office:value="5670.0">
            <text:p>56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7">
            <text:p>-6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842">
            <text:p>I-4842</text:p>
          </table:table-cell>
          <table:table-cell office:value-type="float" office:value="51.48">
            <text:p>51.48</text:p>
          </table:table-cell>
          <table:table-cell office:value-type="float" office:value="-2.71">
            <text:p>-2.71</text:p>
          </table:table-cell>
          <table:table-cell office:value-type="float" office:value="4240.0">
            <text:p>424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">
            <text:p>-3.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34640">
            <text:p>Beta-134640</text:p>
          </table:table-cell>
          <table:table-cell office:value-type="float" office:value="51.55">
            <text:p>51.55</text:p>
          </table:table-cell>
          <table:table-cell office:value-type="float" office:value="-2.84">
            <text:p>-2.84</text:p>
          </table:table-cell>
          <table:table-cell office:value-type="float" office:value="6550.0">
            <text:p>6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7">
            <text:p>-9.37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625">
            <text:p>GrA-53625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80.0">
            <text:p>79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1">
            <text:p>-19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26">
            <text:p>IGS-26</text:p>
          </table:table-cell>
          <table:table-cell office:value-type="float" office:value="51.42">
            <text:p>51.42</text:p>
          </table:table-cell>
          <table:table-cell office:value-type="float" office:value="-2.82">
            <text:p>-2.82</text:p>
          </table:table-cell>
          <table:table-cell office:value-type="float" office:value="6100.0">
            <text:p>61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4">
            <text:p>-8.2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GilbertsonHawkins1983,ShennanEtal2018">
            <text:p>GilbertsonHawkins1983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6">
            <text:p>CAR-656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360.0">
            <text:p>536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8">
            <text:p>-6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7">
            <text:p>CAR-657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530.0">
            <text:p>553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1">
            <text:p>-5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8">
            <text:p>CAR-658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850.0">
            <text:p>585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6">
            <text:p>-6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846">
            <text:p>I-4846</text:p>
          </table:table-cell>
          <table:table-cell office:value-type="float" office:value="51.4">
            <text:p>51.4</text:p>
          </table:table-cell>
          <table:table-cell office:value-type="float" office:value="-2.86">
            <text:p>-2.86</text:p>
          </table:table-cell>
          <table:table-cell office:value-type="float" office:value="3690.0">
            <text:p>369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">
            <text:p>-5.0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34641">
            <text:p>Beta-134641</text:p>
          </table:table-cell>
          <table:table-cell office:value-type="float" office:value="51.55">
            <text:p>51.55</text:p>
          </table:table-cell>
          <table:table-cell office:value-type="float" office:value="-2.84">
            <text:p>-2.84</text:p>
          </table:table-cell>
          <table:table-cell office:value-type="float" office:value="6030.0">
            <text:p>60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91">
            <text:p>-7.9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4">
            <text:p>Beta-189684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5270.0">
            <text:p>52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5">
            <text:p>-6.15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2459">
            <text:p>Q-2459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550.0">
            <text:p>25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7">
            <text:p>-1.9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ousley1988,ShennanEtal2018">
            <text:p>Housley198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746">
            <text:p>GrA-53746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50.0">
            <text:p>81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1">
            <text:p>-19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53">
            <text:p>IGS-53</text:p>
          </table:table-cell>
          <table:table-cell office:value-type="float" office:value="51.22">
            <text:p>51.22</text:p>
          </table:table-cell>
          <table:table-cell office:value-type="float" office:value="-2.96">
            <text:p>-2.96</text:p>
          </table:table-cell>
          <table:table-cell office:value-type="float" office:value="8365.0">
            <text:p>8365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4.55">
            <text:p>-24.5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2689">
            <text:p>I-2689</text:p>
          </table:table-cell>
          <table:table-cell office:value-type="float" office:value="51.2">
            <text:p>51.2</text:p>
          </table:table-cell>
          <table:table-cell office:value-type="float" office:value="-3.06">
            <text:p>-3.06</text:p>
          </table:table-cell>
          <table:table-cell office:value-type="float" office:value="6890.0">
            <text:p>689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1">
            <text:p>-12.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297">
            <text:p>WK-5297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07">
            <text:p>-9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298">
            <text:p>WK-5298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6340.0">
            <text:p>63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8">
            <text:p>-9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79886">
            <text:p>Beta-79886</text:p>
          </table:table-cell>
          <table:table-cell office:value-type="float" office:value="51.58">
            <text:p>51.58</text:p>
          </table:table-cell>
          <table:table-cell office:value-type="float" office:value="-2.72">
            <text:p>-2.72</text:p>
          </table:table-cell>
          <table:table-cell office:value-type="float" office:value="6660.0">
            <text:p>66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6">
            <text:p>-9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caifeLong1994,ShennanEtal2018">
            <text:p>ScaifeLong1994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2690">
            <text:p>I-2690</text:p>
          </table:table-cell>
          <table:table-cell office:value-type="float" office:value="51.2">
            <text:p>51.2</text:p>
          </table:table-cell>
          <table:table-cell office:value-type="float" office:value="-3.06">
            <text:p>-3.06</text:p>
          </table:table-cell>
          <table:table-cell office:value-type="float" office:value="7360.0">
            <text:p>736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52">
            <text:p>-14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79887">
            <text:p>Beta-79887</text:p>
          </table:table-cell>
          <table:table-cell office:value-type="float" office:value="51.58">
            <text:p>51.58</text:p>
          </table:table-cell>
          <table:table-cell office:value-type="float" office:value="-2.72">
            <text:p>-2.72</text:p>
          </table:table-cell>
          <table:table-cell office:value-type="float" office:value="6360.0">
            <text:p>63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2">
            <text:p>-7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caifeLong1994,ShennanEtal2018">
            <text:p>ScaifeLong1994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5">
            <text:p>IGS-35</text:p>
          </table:table-cell>
          <table:table-cell office:value-type="float" office:value="51.43">
            <text:p>51.43</text:p>
          </table:table-cell>
          <table:table-cell office:value-type="float" office:value="-2.87">
            <text:p>-2.87</text:p>
          </table:table-cell>
          <table:table-cell office:value-type="float" office:value="5360.0">
            <text:p>536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7">
            <text:p>-6.07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NPL-148">
            <text:p>NPL-148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6230.0">
            <text:p>6230.0</text:p>
          </table:table-cell>
          <table:table-cell office:value-type="float" office:value="95.0">
            <text:p>9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7">
            <text:p>-7.5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4">
            <text:p>IGS-34</text:p>
          </table:table-cell>
          <table:table-cell office:value-type="float" office:value="51.43">
            <text:p>51.43</text:p>
          </table:table-cell>
          <table:table-cell office:value-type="float" office:value="-2.88">
            <text:p>-2.88</text:p>
          </table:table-cell>
          <table:table-cell office:value-type="float" office:value="5815.0">
            <text:p>581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">
            <text:p>-7.2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5">
            <text:p>Beta-189685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5950.0">
            <text:p>59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93623">
            <text:p>Beta-193623</text:p>
          </table:table-cell>
          <table:table-cell office:value-type="float" office:value="51.54">
            <text:p>51.54</text:p>
          </table:table-cell>
          <table:table-cell office:value-type="float" office:value="-2.84">
            <text:p>-2.84</text:p>
          </table:table-cell>
          <table:table-cell office:value-type="float" office:value="5990.0">
            <text:p>5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4">
            <text:p>-7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2688">
            <text:p>I-2688</text:p>
          </table:table-cell>
          <table:table-cell office:value-type="float" office:value="51.22">
            <text:p>51.22</text:p>
          </table:table-cell>
          <table:table-cell office:value-type="float" office:value="-3.1">
            <text:p>-3.1</text:p>
          </table:table-cell>
          <table:table-cell office:value-type="float" office:value="7060.0">
            <text:p>7060.0</text:p>
          </table:table-cell>
          <table:table-cell office:value-type="float" office:value="160.0">
            <text:p>16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3.51">
            <text:p>3.51</text:p>
          </table:table-cell>
          <table:table-cell office:value-type="float" office:value="3.51">
            <text:p>3.5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40">
            <text:p>IGS-40</text:p>
          </table:table-cell>
          <table:table-cell office:value-type="float" office:value="51.35">
            <text:p>51.35</text:p>
          </table:table-cell>
          <table:table-cell office:value-type="float" office:value="-2.94">
            <text:p>-2.94</text:p>
          </table:table-cell>
          <table:table-cell office:value-type="float" office:value="3675.0">
            <text:p>36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80696">
            <text:p>Beta-80696</text:p>
          </table:table-cell>
          <table:table-cell office:value-type="float" office:value="51.72">
            <text:p>51.72</text:p>
          </table:table-cell>
          <table:table-cell office:value-type="float" office:value="-2.38">
            <text:p>-2.38</text:p>
          </table:table-cell>
          <table:table-cell office:value-type="float" office:value="3110.0">
            <text:p>31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wlettBimie1996,ShennanEtal2018">
            <text:p>HewlettBimie1996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6">
            <text:p>IGS-36</text:p>
          </table:table-cell>
          <table:table-cell office:value-type="float" office:value="51.42">
            <text:p>51.42</text:p>
          </table:table-cell>
          <table:table-cell office:value-type="float" office:value="-2.81">
            <text:p>-2.81</text:p>
          </table:table-cell>
          <table:table-cell office:value-type="float" office:value="3510.0">
            <text:p>35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1">
            <text:p>-3.6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NPL-147">
            <text:p>NPL-147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5380.0">
            <text:p>5380.0</text:p>
          </table:table-cell>
          <table:table-cell office:value-type="float" office:value="95.0">
            <text:p>9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7">
            <text:p>-6.7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41">
            <text:p>IGS-41</text:p>
          </table:table-cell>
          <table:table-cell office:value-type="float" office:value="51.35">
            <text:p>51.35</text:p>
          </table:table-cell>
          <table:table-cell office:value-type="float" office:value="-2.94">
            <text:p>-2.94</text:p>
          </table:table-cell>
          <table:table-cell office:value-type="float" office:value="4530.0">
            <text:p>453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3">
            <text:p>-5.93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80693">
            <text:p>Beta-80693</text:p>
          </table:table-cell>
          <table:table-cell office:value-type="float" office:value="51.81">
            <text:p>51.81</text:p>
          </table:table-cell>
          <table:table-cell office:value-type="float" office:value="-2.34">
            <text:p>-2.34</text:p>
          </table:table-cell>
          <table:table-cell office:value-type="float" office:value="2340.0">
            <text:p>23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wlettBimie1996,ShennanEtal2018">
            <text:p>HewlettBimie1996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395">
            <text:p>I-3395</text:p>
          </table:table-cell>
          <table:table-cell office:value-type="float" office:value="51.2">
            <text:p>51.2</text:p>
          </table:table-cell>
          <table:table-cell office:value-type="float" office:value="-3.12">
            <text:p>-3.12</text:p>
          </table:table-cell>
          <table:table-cell office:value-type="float" office:value="4790.0">
            <text:p>4790.0</text:p>
          </table:table-cell>
          <table:table-cell office:value-type="float" office:value="120.0">
            <text:p>12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9">
            <text:p>IGS-39</text:p>
          </table:table-cell>
          <table:table-cell office:value-type="float" office:value="51.42">
            <text:p>51.42</text:p>
          </table:table-cell>
          <table:table-cell office:value-type="float" office:value="-2.81">
            <text:p>-2.81</text:p>
          </table:table-cell>
          <table:table-cell office:value-type="float" office:value="6100.0">
            <text:p>61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4">
            <text:p>-8.24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747">
            <text:p>GrA-53747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395.0">
            <text:p>839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5">
            <text:p>-17.3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628">
            <text:p>GrA-53628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15.0">
            <text:p>81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53">
            <text:p>-19.5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18">
            <text:p>GrA-53518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8025.0">
            <text:p>802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">
            <text:p>-1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299">
            <text:p>WK-5299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5370.0">
            <text:p>53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13004">
            <text:p>Beta-113004</text:p>
          </table:table-cell>
          <table:table-cell office:value-type="float" office:value="51.55">
            <text:p>51.55</text:p>
          </table:table-cell>
          <table:table-cell office:value-type="float" office:value="-2.83">
            <text:p>-2.83</text:p>
          </table:table-cell>
          <table:table-cell office:value-type="float" office:value="4910.0">
            <text:p>49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5">
            <text:p>-5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